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2c14" officeooo:paragraph-rsid="001e2c14"/>
    </style:style>
    <style:style style:name="P2" style:family="paragraph" style:parent-style-name="Standard">
      <style:text-properties officeooo:rsid="001e2c14" officeooo:paragraph-rsid="002a0773"/>
    </style:style>
    <style:style style:name="P3" style:family="paragraph" style:parent-style-name="Standard">
      <style:text-properties officeooo:rsid="001e3260" officeooo:paragraph-rsid="001e3260"/>
    </style:style>
    <style:style style:name="P4" style:family="paragraph" style:parent-style-name="Standard">
      <style:text-properties officeooo:rsid="001fc3fb" officeooo:paragraph-rsid="001fc3fb"/>
    </style:style>
    <style:style style:name="P5" style:family="paragraph" style:parent-style-name="Standard">
      <style:text-properties officeooo:rsid="001fc3fb" officeooo:paragraph-rsid="0021767d"/>
    </style:style>
    <style:style style:name="P6" style:family="paragraph" style:parent-style-name="Standard">
      <style:text-properties officeooo:rsid="001fc3fb" officeooo:paragraph-rsid="00260ea7"/>
    </style:style>
    <style:style style:name="P7" style:family="paragraph" style:parent-style-name="Standard">
      <style:text-properties officeooo:rsid="001fc3fb" officeooo:paragraph-rsid="002b4e72"/>
    </style:style>
    <style:style style:name="P8" style:family="paragraph" style:parent-style-name="Standard">
      <style:text-properties officeooo:rsid="002257fd" officeooo:paragraph-rsid="002257fd"/>
    </style:style>
    <style:style style:name="P9" style:family="paragraph" style:parent-style-name="Standard">
      <style:text-properties officeooo:rsid="002257fd" officeooo:paragraph-rsid="00260ea7"/>
    </style:style>
    <style:style style:name="P10" style:family="paragraph" style:parent-style-name="Standard">
      <style:text-properties officeooo:rsid="002257fd" officeooo:paragraph-rsid="002b4e72"/>
    </style:style>
    <style:style style:name="P11" style:family="paragraph" style:parent-style-name="Standard">
      <style:text-properties style:text-line-through-style="none" style:text-line-through-type="none" officeooo:rsid="002257fd" officeooo:paragraph-rsid="002257fd"/>
    </style:style>
    <style:style style:name="P12" style:family="paragraph" style:parent-style-name="Standard">
      <style:text-properties style:text-line-through-style="none" style:text-line-through-type="none" fo:font-weight="bold" officeooo:rsid="002b4e72" officeooo:paragraph-rsid="002b4e72" style:font-weight-asian="bold" style:font-weight-complex="bold"/>
    </style:style>
    <style:style style:name="P13" style:family="paragraph" style:parent-style-name="Standard">
      <style:text-properties officeooo:rsid="002a0773" officeooo:paragraph-rsid="002a0773"/>
    </style:style>
    <style:style style:name="P14" style:family="paragraph" style:parent-style-name="Standard">
      <style:paragraph-properties fo:text-align="center" style:justify-single-word="false"/>
      <style:text-properties fo:font-weight="bold" officeooo:rsid="00260ea7" officeooo:paragraph-rsid="00260ea7" style:font-weight-asian="bold" style:font-weight-complex="bold"/>
    </style:style>
    <style:style style:name="P15" style:family="paragraph" style:parent-style-name="Standard">
      <style:text-properties fo:font-weight="bold" officeooo:rsid="001fc3fb" officeooo:paragraph-rsid="00260ea7" style:font-weight-asian="bold" style:font-weight-complex="bold"/>
    </style:style>
    <style:style style:name="P16" style:family="paragraph" style:parent-style-name="Standard">
      <style:text-properties fo:font-weight="bold" officeooo:rsid="002b4e72" officeooo:paragraph-rsid="002b4e72" style:font-weight-asian="bold" style:font-weight-complex="bold"/>
    </style:style>
    <style:style style:name="P17" style:family="paragraph" style:parent-style-name="Standard">
      <style:paragraph-properties fo:text-align="center" style:justify-single-word="false"/>
      <style:text-properties fo:font-weight="bold" officeooo:rsid="002d1fed" officeooo:paragraph-rsid="002d1fed" style:font-weight-asian="bold" style:font-weight-complex="bold"/>
    </style:style>
    <style:style style:name="P18" style:family="paragraph" style:parent-style-name="Standard">
      <style:paragraph-properties fo:text-align="start" style:justify-single-word="false"/>
      <style:text-properties officeooo:rsid="002a9473" officeooo:paragraph-rsid="002a9473"/>
    </style:style>
    <style:style style:name="P19" style:family="paragraph" style:parent-style-name="Standard">
      <style:text-properties officeooo:rsid="002a9473" officeooo:paragraph-rsid="002a9473"/>
    </style:style>
    <style:style style:name="P20" style:family="paragraph" style:parent-style-name="Standard">
      <style:text-properties officeooo:rsid="002b4e72" officeooo:paragraph-rsid="002d1fed"/>
    </style:style>
    <style:style style:name="P21" style:family="paragraph" style:parent-style-name="Standard">
      <style:text-properties officeooo:rsid="00260ea7" officeooo:paragraph-rsid="00260ea7"/>
    </style:style>
    <style:style style:name="P22" style:family="paragraph" style:parent-style-name="Text_20_body">
      <style:text-properties officeooo:paragraph-rsid="002ec858"/>
    </style:style>
    <style:style style:name="P23" style:family="paragraph" style:parent-style-name="Text_20_body">
      <style:text-properties officeooo:rsid="002ec858" officeooo:paragraph-rsid="002ec858"/>
    </style:style>
    <style:style style:name="P24" style:family="paragraph" style:parent-style-name="Preformatted_20_Text">
      <style:paragraph-properties fo:margin-top="0cm" fo:margin-bottom="0.499cm" loext:contextual-spacing="false"/>
    </style:style>
    <style:style style:name="P25" style:family="paragraph" style:parent-style-name="Standard">
      <style:text-properties style:text-line-through-style="none" style:text-line-through-type="none" officeooo:rsid="002b4e72" officeooo:paragraph-rsid="002b4e72"/>
    </style:style>
    <style:style style:name="P26" style:family="paragraph" style:parent-style-name="Standard">
      <style:text-properties officeooo:rsid="002a9473" officeooo:paragraph-rsid="002b4e72"/>
    </style:style>
    <style:style style:name="P27" style:family="paragraph" style:parent-style-name="Standard">
      <style:text-properties fo:font-weight="normal" officeooo:rsid="002d1fed" officeooo:paragraph-rsid="00260ea7" style:font-weight-asian="normal" style:font-weight-complex="normal"/>
    </style:style>
    <style:style style:name="P28" style:family="paragraph" style:parent-style-name="Text_20_body">
      <style:text-properties officeooo:rsid="002ec858" officeooo:paragraph-rsid="002ec858"/>
    </style:style>
    <style:style style:name="T1" style:family="text">
      <style:text-properties officeooo:rsid="001e3260"/>
    </style:style>
    <style:style style:name="T2" style:family="text">
      <style:text-properties officeooo:rsid="001fc3fb"/>
    </style:style>
    <style:style style:name="T3" style:family="text">
      <style:text-properties officeooo:rsid="0021767d"/>
    </style:style>
    <style:style style:name="T4" style:family="text">
      <style:text-properties officeooo:rsid="00260ea7"/>
    </style:style>
    <style:style style:name="T5" style:family="text">
      <style:text-properties officeooo:rsid="00279421"/>
    </style:style>
    <style:style style:name="T6" style:family="text">
      <style:text-properties officeooo:rsid="002a0773"/>
    </style:style>
    <style:style style:name="T7" style:family="text">
      <style:text-properties officeooo:rsid="002a9473"/>
    </style:style>
    <style:style style:name="T8" style:family="text">
      <style:text-properties fo:font-weight="normal" style:font-weight-asian="normal" style:font-weight-complex="normal"/>
    </style:style>
    <style:style style:name="T9" style:family="text">
      <style:text-properties fo:font-weight="normal" officeooo:rsid="001fc3fb" style:font-weight-asian="normal" style:font-weight-complex="normal"/>
    </style:style>
    <style:style style:name="T10" style:family="text">
      <style:text-properties officeooo:rsid="002d1fed"/>
    </style:style>
    <style:style style:name="T11" style:family="text">
      <style:text-properties officeooo:rsid="002ec8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tutorial <text:span text:style-name="T6">will guide the user trhough the conversion of </text:span>coarse grain simulations to atomisitic. </text:p>
      <text:p text:style-name="P13">This tutorial assumes that the users has some basic knowledge of GROMACS, martini coarsegrain and atomistic representations.</text:p>
      <text:p text:style-name="P2"/>
      <text:p text:style-name="P1">The goal of CG2AT2 is the production of a ready to run atomistic system, including all forcefield topologies and itp files. <text:span text:style-name="T1">The script will produce a set of core folders; INPUT, MERGED and FINAL <text:s/>as well as a set of folders for each residue type.</text:span></text:p>
      <text:p text:style-name="P1"/>
      <text:p text:style-name="P3">INPUT:</text:p>
      <text:p text:style-name="P3">Contains all the input files provided to the script.</text:p>
      <text:p text:style-name="P3"/>
      <text:p text:style-name="P4">MERGED:</text:p>
      <text:p text:style-name="P4">Contains the merged system. The system minimisation, NVT and Steering occurs here.</text:p>
      <text:p text:style-name="P4"/>
      <text:p text:style-name="P4">FINAL:</text:p>
      <text:p text:style-name="P4">Conatins all the files needed to run your atomistic simulation.</text:p>
      <text:p text:style-name="P4"/>
      <text:p text:style-name="P4">Residue folder e.g. POPG</text:p>
      <text:p text:style-name="P4">Contains all the conversion files for the residue type</text:p>
      <text:p text:style-name="P4"/>
      <text:p text:style-name="P4"/>
      <text:p text:style-name="P14">LspA tutorial </text:p>
      <text:p text:style-name="P18"><text:span text:style-name="T8">The protein we will work on is the LspA protein. An equilibrated CG system can be found in folder “cg2at</text:span><text:span text:style-name="T9">/tutorials/</text:span><text:span text:style-name="T8">LspA</text:span><text:span text:style-name="T9">_tutorial/input_files”</text:span><text:span text:style-name="T8">, with a</text:span><text:span text:style-name="T2">ll the following commands are assumed to be run from: “</text:span>cg2at<text:span text:style-name="T2">/tutorials/</text:span>LspA<text:span text:style-name="T2">_tutorial” </text:span></text:p>
      <text:p text:style-name="P6"/>
      <text:p text:style-name="P16">De novo conversion</text:p>
      <text:p text:style-name="P19"/>
      <text:p text:style-name="P19">To convert the CG system into the de_novo, all that is required is the CG system file. This can be in any form which is recognised by “gmx editconf” which are: gro, g96, pdb, brk, ent, esp and tpr</text:p>
      <text:p text:style-name="P6"><text:s/></text:p>
      <text:p text:style-name="P6"><text:span text:style-name="T7">Execute CG2AT2 by issuing the following command:</text:span> </text:p>
      <text:p text:style-name="P6"/>
      <text:p text:style-name="P15"><text:span text:style-name="T3">P</text:span>ython ../../cg2at.py -c input_files/CG_input.pdb</text:p>
      <text:p text:style-name="P8"/>
      <text:p text:style-name="P8">Now the script will ask you several questions about which fragment library, forcefield and water model to use just enter the option and press enter. <text:span text:style-name="T7">For this tutorial we will use charmm36, therefore we will select: the forcefield “charmm36-mar2019-updated”, <text:s/>the corresponding fragment library “martini_2-0_charmm36” and the water model “tip3p”.</text:span></text:p>
      <text:p text:style-name="P8"/>
      <text:p text:style-name="P10">These can be specfied in the input command by using the flags -fg, -ff and -w.</text:p>
      <text:p text:style-name="P8"/>
      <text:p text:style-name="P8">e.g.</text:p>
      <text:p text:style-name="P9">p<text:span text:style-name="T2">ython ../../cg2at.py -</text:span>ff charmm36-mar2019-updated -fg martini_2-<text:span text:style-name="T4">0</text:span>_charmm36 -w tip3p <text:span text:style-name="T2">-c input_files/CG_input.pdb </text:span></text:p>
      <text:p text:style-name="P8"/>
      <text:p text:style-name="P25">Hopefully CG2AT2 will have run successfully and will have produced a folder called CG2AT appended with the current time. Within this folder will be all of the conversion folders, in the FINAL directory all of the files required to carry on the simulation can be found.</text:p>
      <text:p text:style-name="P25"/>
      <text:p text:style-name="P25"><text:s/></text:p>
      <text:p text:style-name="P11"/>
      <text:p text:style-name="P12"><text:soft-page-break/>Aligned conversion</text:p>
      <text:p text:style-name="P11"/>
      <text:p text:style-name="P7"><text:span text:style-name="T4">T</text:span>o include <text:span text:style-name="T3">create a aligned system, we need to supply a reference atomistic structure. This is done with the flag “-a”, the atomistic segments can be placed in a single file or supplied in separate files. As <text:s/>with the previous flag “-c” they can be in any form which is recognised by “gmx editconf” which are: gro, g96, pdb, brk, ent, esp and tpr.</text:span></text:p>
      <text:p text:style-name="P5"/>
      <text:p text:style-name="P20">Here <text:span text:style-name="T10">we </text:span>will <text:span text:style-name="T10">automate the process as described above by specifing the libraries to use, as well as including the refeernce structure with the flag </text:span>“-a”. </text:p>
      <text:p text:style-name="P5"/>
      <text:p text:style-name="P26">Execute CG2AT2 by issuing the following command:</text:p>
      <text:p text:style-name="P5"/>
      <text:p text:style-name="P15"><text:span text:style-name="T3">python ../../cg2at.py </text:span>-<text:span text:style-name="T3">ff charmm36-mar2019-updated -fg martini_2-0_charmm36 -w tip3p </text:span>-c input_files/CG_input.pdb -<text:span text:style-name="T3">a</text:span> input_files/<text:span text:style-name="T3">AT</text:span>_input.pdb</text:p>
      <text:p text:style-name="P6"/>
      <text:p text:style-name="P21">With the addition of the atomistic structure a distance restraint matrix is applied to the <text:span text:style-name="T5">de_novo structure during the de_novo NVT step. This improves the conversion of the de novo as it helps orientate the amide bonds to the correct plane.</text:span></text:p>
      <text:p text:style-name="P21"/>
      <text:p text:style-name="P21"/>
      <text:p text:style-name="P21"/>
      <text:p text:style-name="P27"/>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4T12:36:49.336022452</meta:creation-date>
    <dc:date>2020-09-11T16:41:23.565949456</dc:date>
    <meta:editing-duration>P4DT7H4M24S</meta:editing-duration>
    <meta:editing-cycles>6</meta:editing-cycles>
    <meta:generator>LibreOffice/6.0.7.3$Linux_X86_64 LibreOffice_project/00m0$Build-3</meta:generator>
    <meta:document-statistic meta:table-count="0" meta:image-count="0" meta:object-count="0" meta:page-count="2" meta:paragraph-count="30" meta:word-count="485" meta:character-count="3082" meta:non-whitespace-character-count="2614"/>
  </office:meta>
</office:document-meta>
</file>